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71"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3" style:family="paragraph" style:parent-style-name="Standard">
      <style:text-properties style:font-name="Noto Sans Mono" fo:font-size="8pt" style:font-size-asian="8pt" style:font-size-complex="8pt"/>
    </style:style>
    <style:style style:name="P74" style:family="paragraph" style:parent-style-name="Standard">
      <style:text-properties style:font-name="Noto Sans Mono" fo:font-size="8pt" officeooo:rsid="014caf54" officeooo:paragraph-rsid="014caf54" style:font-size-asian="8pt" style:font-size-complex="8pt"/>
    </style:style>
    <style:style style:name="P75" style:family="paragraph" style:parent-style-name="Standard">
      <style:paragraph-properties fo:text-align="center" style:justify-single-word="false"/>
      <style:text-properties style:font-name="Noto Sans Mono" fo:font-size="8pt" officeooo:rsid="014caf54" officeooo:paragraph-rsid="014caf54" style:font-size-asian="8pt" style:font-size-complex="8pt"/>
    </style:style>
    <style:style style:name="P76"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14caf54" style:font-style-asian="normal" style:font-style-complex="normal"/>
    </style:style>
    <style:style style:name="T57" style:family="text">
      <style:text-properties officeooo:rsid="01424feb"/>
    </style:style>
    <style:style style:name="T58" style:family="text">
      <style:text-properties officeooo:rsid="01436c1a"/>
    </style:style>
    <style:style style:name="T59" style:family="text">
      <style:text-properties officeooo:rsid="01448daf"/>
    </style:style>
    <style:style style:name="T60" style:family="text">
      <style:text-properties officeooo:rsid="0146692d"/>
    </style:style>
    <style:style style:name="T61" style:family="text">
      <style:text-properties officeooo:rsid="014706b2"/>
    </style:style>
    <style:style style:name="T62" style:family="text">
      <style:text-properties fo:font-weight="normal" style:font-weight-asian="normal" style:font-weight-complex="normal"/>
    </style:style>
    <style:style style:name="T63" style:family="text">
      <style:text-properties fo:font-weight="normal" officeooo:rsid="014beb8e" style:font-weight-asian="normal" style:font-weight-complex="normal"/>
    </style:style>
    <style:style style:name="T64" style:family="text">
      <style:text-properties fo:font-weight="normal" officeooo:rsid="014c1a49" style:font-weight-asian="normal" style:font-weight-complex="normal"/>
    </style:style>
    <style:style style:name="T65" style:family="text">
      <style:text-properties officeooo:rsid="0147b0a7"/>
    </style:style>
    <style:style style:name="T66" style:family="text">
      <style:text-properties officeooo:rsid="0148ef8e"/>
    </style:style>
    <style:style style:name="T67" style:family="text">
      <style:text-properties fo:font-size="11pt" style:font-size-asian="11pt" style:font-size-complex="11pt"/>
    </style:style>
    <style:style style:name="T68" style:family="text">
      <style:text-properties officeooo:rsid="014beb8e"/>
    </style:style>
    <style:style style:name="T69" style:family="text">
      <style:text-properties officeooo:rsid="014c1a49"/>
    </style:style>
    <style:style style:name="T70" style:family="text">
      <style:text-properties officeooo:rsid="014ca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9"/>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70"><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58">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59">One of my goals going forward will be to simplify its formatting, which could hopefully make things easier if I need to change it again.</text:span></text:p>
      <text:p text:style-name="P62"><text:s text:c="3"/>I <text:span text:style-name="T58">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58">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58">and getting rejected </text:span>again, but perhaps more tragically, imagined her warning me that she had a date coming to her performance tonight <text:span text:style-name="T58">(and visualized an attempted subsequent witholding of my love for her</text:span>.<text:span text:style-name="T58">)</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57">I closed my project from eleven years ago, acknowledged the dust cloud around me and wrote in my journal until 11:1</text:span><text:span text:style-name="T60">8</text:span><text:span text:style-name="T57">. . .I grabbed a banana + a third coffee and drove to Hannah's house, where she was standing on the corner, talking on the phone. "I can't hear you very well," she said to who I </text:span><text:soft-page-break/><text:span text:style-name="T57">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text:span text:style-name="T61">one of the</text:span> Moves shirt<text:span text:style-name="T61">s</text:span>, put on my hat and <text:span text:style-name="T61">stuck</text:span> a stem behind my upper lip. I went to the fridge and grabbed <text:span text:style-name="T66">a handful</text:span> of grapes <text:span text:style-name="T61">+</text:span> a plum, left the house and ate everything while walking <text:span text:style-name="T61">Brevard Rd</text:span>.</text:p>
      <text:p text:style-name="P63"><text:s text:c="3"/>I went to a guitar shop, a book store, had a pee at Community and returned someone's Nalgene. I walked down the hill, meditating on “<text:span text:style-name="T67">I</text:span>…” turned right at Hilliard, felt conflicted over which of my two usual ways to go and noticed a tennis tournament <text:span text:style-name="T66">up on the hill</text:span>.</text:p>
      <text:p text:style-name="P63"><text:s text:c="3"/>I sat in the stands <text:span text:style-name="T61">for a while, then</text:span> under two trees in the park. <text:span text:style-name="T61">I</text:span> kept walking, climbed a tree and went to FBFC, where they were playing Cripple Creek. I bought a plum <text:span text:style-name="T61">for 87 cents</text:span>, walked up <text:span text:style-name="T66">Biltmore</text:span>, checked out the beginnings of a market <text:span text:style-name="T66">near Vance Monument </text:span>and turned toward Pritchard.</text:p>
      <text:p text:style-name="P63"><text:s text:c="3"/>I knew I would need to eat soon and decided I would sit and think about the option with the <text:span text:style-name="T61">absolute </text:span>least possible fuss. When I got to the park, I saw a sign that said, FREE VEGAN INDIAN FOOD, and I thought, “I did it!” With John's <text:span text:style-name="T61">hyper-eager</text:span> encouragement, I had two bowls of rice with dal, cilantro and extra spice.</text:p>
      <text:p text:style-name="P63"><text:s text:c="3"/>John <text:span text:style-name="T66">excitedly </text:span>asked me about my life while I ate and then brought over <text:span text:style-name="T61">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63"/>
      <text:p text:style-name="P64"><text:soft-page-break/>. . .</text:p>
      <text:p text:style-name="P63"/>
      <text:p text:style-name="P6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61">day and </text:span>life.</text:p>
      <text:p text:style-name="P63"><text:s text:c="3"/>I took my mug inside, checked out the drum circle, sat on a bench and wrote in my phone journal until 6:38. . .I walked around the corner to the church. Jane was standing <text:span text:style-name="T61">under</text:span> the front columns saying, “This is Ross! He's on the list!”</text:p>
      <text:p text:style-name="P63"><text:s text:c="3"/>She escorted me to the green room, where I had two peanut butter cups and an enthusiastic hug from Hannah, <text:span text:style-name="T65">who was wearing</text:span> a beautiful flowing green dress. At five til, I took a seat and then <text:span text:style-name="T65">relocated</text:span> two more times, moving closer to the <text:span text:style-name="T66">stage and the door near the greenroom</text:span>.</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disappear<text:span text:style-name="T66">ing</text:span> a couple times as expected but <text:span text:style-name="T66">always</text:span> returning. I wanted so bad to put a hand out for her, but also <text:soft-page-break/>didn’t want <text:span text:style-name="T65">that first moment</text:span> to be in a church, <text:span text:style-name="T65">for her sake</text:span>.</text:p>
      <text:p text:style-name="P66"><text:s text:c="3"/>We loitered and socialized, packed up, walked Jane to her car. Hannah said, “You riding with me?” and I said sure. We were clearly tired.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text:p text:style-name="P66"/>
      <text:p text:style-name="P67">. . .</text:p>
      <text:p text:style-name="P68"/>
      <text:p text:style-name="P68">I went to bed around midnight, thinking I needed to either dump emotions onto Hannah or withdrawl myself completely. I slept til 4:30AM and woke in disbelief of how <text:span text:style-name="T68">dark</text:span> it was. I wanted to sleep all day, but couldn’t get started until the sun came up. </text:p>
      <text:p text:style-name="P68"/>
      <text:p text:style-name="P71">VII.XIII</text:p>
      <text:p text:style-name="P72"><text:span text:style-name="T62"/></text:p>
      <text:p text:style-name="P72"><text:span text:style-name="T62">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63">3</text:span><text:span text:style-name="T62">4.</text:span></text:p>
      <text:p text:style-name="P72"><text:soft-page-break/><text:span text:style-name="T62"/></text:p>
      <text:p text:style-name="P72"><text:span text:style-name="T62">I’m going to say the craziest thing: I think I am excited to be heartbroken. My mushroom meditation walk had been a beautiful experiment in postponing those feelings as long as I could, as I couldn’t have possibly watched Hannah’s performance </text:span><text:span text:style-name="T63">with</text:span><text:span text:style-name="T62"> that mindset, but I did feel it coming. It wasn’t until saying goodbye at her house that I knew it was upon me.</text:span></text:p>
      <text:p text:style-name="P72"><text:span text:style-name="T62"><text:s text:c="3"/>It even seemed like when I said, “Hit me up if you want to go for a walk in the next couple days,” that she——</text:span><text:span text:style-name="T63">as she was standing in her doorway——</text:span><text:span text:style-name="T62">gave me a funny look. </text:span><text:span text:style-name="T63">M</text:span><text:span text:style-name="T62">aybe it’s not totally heartbreak, but a feeling that I need to let her make the next move </text:span><text:span text:style-name="T63">(</text:span><text:span text:style-name="T62">like not even texting or sending reels.</text:span><text:span text:style-name="T63">)</text:span></text:p>
      <text:p text:style-name="P73"><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69">I took a poop, laid in bed and immediately texted Hannah, “You sounded beautiful last night and I feel a little rude because you asked me what I was up to this week and I didn't ask you,” and then, “</text:span>Also I like your green dress. . .” <text:span text:style-name="T70">We laughed about the guy who thought it was the same dress from the album cover and my mood changed </text:span><text:span text:style-name="T54">completely</text:span><text:span text:style-name="T56">. I scrolled on my phone and wrote in my journal at 11:35.</text:span></text:p>
      <text:p text:style-name="P73"><text:span text:style-name="T56"/></text:p>
      <text:p text:style-name="P74"><text:span text:style-name="T55">I still plan on being lazy today and am even more excited about it.</text:span></text:p>
      <text:p text:style-name="P74"><text:span text:style-name="T55"/></text:p>
      <text:p text:style-name="P75"><text:span text:style-name="T55">/ / /</text:span></text:p>
      <text:p text:style-name="P76"><text:span text:style-name="T55">I laid in bed until I was hungry, went downstairs with a brownie bar, made a cup of coffee, talked with Erica about all the places she lived in Durham and Cary, made another cup, came upstairs, transcribed seven 2021 entries and wrote in my journal at 1:3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3T13:36:41.227637410</dc:date>
    <meta:editing-duration>P6DT19H40M56S</meta:editing-duration>
    <meta:editing-cycles>240</meta:editing-cycles>
    <meta:generator>LibreOffice/7.3.7.2$Linux_X86_64 LibreOffice_project/30$Build-2</meta:generator>
    <meta:print-date>2024-07-13T11:37:56.338796505</meta:print-date>
    <meta:document-statistic meta:table-count="0" meta:image-count="0" meta:object-count="0" meta:page-count="17" meta:paragraph-count="154" meta:word-count="4097" meta:character-count="21588" meta:non-whitespace-character-count="17451"/>
  </office:meta>
</office:document-meta>
</file>